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5B4B37E1.png"/>
  <manifest:file-entry manifest:media-type="image/png" manifest:full-path="Pictures/100000000000050000000400F62B3CF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3654in" svg:y="0.4937in" svg:width="5.8256in" svg:height="4.8374in" draw:z-index="0"><draw:image xlink:href="Pictures/1000000000000500000004005B4B37E1.png" xlink:type="simple" xlink:show="embed" xlink:actuate="onLoad"/></draw:frame><draw:frame draw:style-name="fr2" draw:name="graphics2" text:anchor-type="paragraph" svg:x="0.3134in" svg:y="5.422in" svg:width="5.9402in" svg:height="4.8063in" draw:z-index="1"><draw:image xlink:href="Pictures/100000000000050000000400F62B3C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43S</meta:editing-duration>
    <meta:editing-cycles>3</meta:editing-cycles>
    <meta:generator>OpenOffice.org/3.2$Win32 OpenOffice.org_project/320m18$Build-9502</meta:generator>
    <dc:date>2018-06-22T16:00:41.79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